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2b9c" officeooo:paragraph-rsid="00142b9c"/>
    </style:style>
    <style:style style:name="P2" style:family="paragraph" style:parent-style-name="Standard">
      <style:text-properties officeooo:rsid="001440ec" officeooo:paragraph-rsid="001440ec"/>
    </style:style>
    <style:style style:name="P3" style:family="paragraph" style:parent-style-name="Standard">
      <style:text-properties officeooo:rsid="00158960" officeooo:paragraph-rsid="00158960"/>
    </style:style>
    <style:style style:name="P4" style:family="paragraph" style:parent-style-name="Standard">
      <style:text-properties officeooo:rsid="00194bae" officeooo:paragraph-rsid="00158960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58960"/>
    </style:style>
    <style:style style:name="T3" style:family="text">
      <style:text-properties officeooo:rsid="00175d63"/>
    </style:style>
    <style:style style:name="T4" style:family="text">
      <style:text-properties officeooo:rsid="001b13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btrat und Topographie</text:p>
      <text:p text:style-name="P1"/>
      <text:p text:style-name="P1">ReBo-Projekt Ansatz: Grundlage ist die geolog. Karte, diese wird hinsichtlich ihrer Reliefvielfalt bzw. Dominante Reliefeinheien untersucht. → Kartierhilfe</text:p>
      <text:p text:style-name="P1"/>
      <text:p text:style-name="P1">Einheite: macnhe homogen, andere nicht</text:p>
      <text:p text:style-name="P1"/>
      <text:p text:style-name="P1">Bsp Moräne bzw 2 Einheiten</text:p>
      <text:p text:style-name="P1"/>
      <text:p text:style-name="P1">Abschätzung der Bodenvielfal + <text:s/>Kartierhilfe: Wo solle Profile gegraben werden? Profile gezielt setzen </text:p>
      <text:p text:style-name="P1"/>
      <text:p text:style-name="P1">Wo ist Moräne zu erwarten auch wenn anderes kartiert wurde</text:p>
      <text:p text:style-name="P1"/>
      <text:p text:style-name="P2">Hier ist jedoch nicht geologie und Festgestein spannent sonder die quartären sediment, die in der der CARG ausgezeichnet kartiert sind.</text:p>
      <text:p text:style-name="P2"/>
      <text:p text:style-name="P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4T08:34:15.342388710</meta:creation-date>
    <dc:date>2017-07-24T21:11:34.418124510</dc:date>
    <meta:editing-duration>PT12H33M31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1" meta:paragraph-count="7" meta:word-count="74" meta:character-count="538" meta:non-whitespace-character-count="469"/>
  </office:meta>
</office:document-meta>
</file>